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moving Ruby warnin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w versions of Ruby are more strict and may bark warnings at you.</text:p>
              </text:list-item>
              <text:list-item>
                <text:p>Use Shell: export RUBYOPT="-W0"</text:p>
              </text:list-item>
              <text:list-item>
                <text:p>In production this is not recommended since you may miss important warning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Dependencies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y do we need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y default puppet processes resources in the order they appear in the manifest.</text:p>
              </text:list-item>
              <text:list-item>
                <text:p>This is fine for a lot of cases.</text:p>
              </text:list-item>
              <text:list-item>
                <text:p>But in some cases a specific order must be maintained between two resources.</text:p>
              </text:list-item>
              <text:list-item>
                <text:p>In this case puppet must be made aware of the correct ordering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Example where we need ord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obvious that the ssh</text:p>
                <text:p>server must be installed</text:p>
                <text:p><text:span text:style-name="T1">before </text:span><text:span text:style-name="T5">the file can be</text:span></text:p>
                <text:p><text:span text:style-name="T5">chmodded</text:span></text:p>
              </text:list-item>
              <text:list-item>
                <text:p><text:span text:style-name="T5">The “require” statement</text:span></text:p>
                <text:p><text:span text:style-name="T5">makes sure puppet will</text:span></text:p>
                <text:p><text:span text:style-name="T5">execute this in the correct</text:span></text:p>
                <text:p><text:span text:style-name="T5">order</text:span></text:p>
              </text:list-item>
            </text:list>
          </draw:text-box>
        </draw:frame>
        <draw:frame draw:style-name="gr2" draw:text-style-name="P14" draw:layer="layout" svg:width="10.16cm" svg:height="11.627cm" svg:x="16.002cm" svg:y="4.064cm">
          <draw:text-box>
            <text:p/>
            <text:p>package { 'openssh-server':</text:p>
            <text:p><text:s text:c="2"/>ensure =&gt; present,</text:p>
            <text:p><text:s text:c="2"/>before =&gt; File['/etc/ssh/sshd_config'],</text:p>
            <text:p>}</text:p>
            <text:p/>
            <text:p>file { '/etc/ssh/sshd_config':</text:p>
            <text:p><text:s text:c="2"/>ensure <text:s/>=&gt; file,</text:p>
            <text:p><text:s text:c="2"/>mode <text:s text:c="3"/>=&gt; '0600',</text:p>
            <text:p><text:s text:c="2"/>source <text:s/>=&gt; 'puppet:///modules/sshd/sshd_config',</text:p>
            <text:p><text:s text:c="2"/>require =&gt; Package['openssh-server'],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onnecting clients and servers</text:p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un the agent on the client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st run the client service after installing it:</text:p>
                <text:list>
                  <text:list-item>
                    <text:p>Shell: systemctl start puppet.servic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Resource Abstraction Layer</text:p>
          </draw:text-box>
        </draw:frame>
        <presentation:notes draw:style-name="dp1">
          <draw:page-thumbnail draw:style-name="gr1" draw:layer="layout" svg:width="18.624cm" svg:height="10.476cm" svg:x="1.482cm" svg:y="2.123cm" draw:page-number="3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Listing all resource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done with:</text:p>
                <text:list>
                  <text:list-item>
                    <text:p>Shell: puppet resource –types</text:p>
                  </text:list-item>
                </text:list>
              </text:list-item>
              <text:list-item>
                <text:p>The more important types:</text:p>
                <text:list>
                  <text:list-item>
                    <text:p>file</text:p>
                  </text:list-item>
                  <text:list-item>
                    <text:p>group</text:p>
                  </text:list-item>
                  <text:list-item>
                    <text:p>host</text:p>
                  </text:list-item>
                  <text:list-item>
                    <text:p>mount</text:p>
                  </text:list-item>
                  <text:list-item>
                    <text:p>package</text:p>
                  </text:list-item>
                  <text:list-item>
                    <text:p>Service</text:p>
                  </text:list-item>
                  <text:list-item>
                    <text:p>tidy</text:p>
                  </text:list-item>
                  <text:list-item>
                    <text:p>user</text:p>
                  </text:list-item>
                </text:list>
              </text:list-item>
              <text:list-item>
                <text:p>You can even create more resource types but that is an advanced topic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The R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lain what the RAL layer i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manifests from existing re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 done with the:</text:p>
                <text:list>
                  <text:list-item>
                    <text:p>Shell: puppet resource type</text:p>
                  </text:list-item>
                </text:list>
                <text:p>or</text:p>
                <text:p>- shell: puppet resource type name</text:p>
                <text:p>command</text:p>
              </text:list-item>
              <text:list-item>
                <text:p>Examples: </text:p>
                <text:list>
                  <text:list-item>
                    <text:p>Shell: puppet resource user $US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reating 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Naming your 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y convention is [orgnization-name]-[module-name]</text:p>
              </text:list-item>
              <text:list-item>
                <text:p>This is to avoid collisions between modules made by different organizations.</text:p>
              </text:list-item>
              <text:list-item>
                <text:p>Examples: <text:span text:style-name="T2">meta-javastack, fullstackpuppet-ntp</text:span></text:p>
              </text:list-item>
              <text:list-item>
                <text:p><text:span text:style-name="T3">A module name is important in order to make it public.</text:span></text:p>
              </text:list-item>
              <text:list-item>
                <text:p><text:span text:style-name="T3">A module name should also be identical to the folder name in which you will store it’s cod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nstalling the PDK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get https://apt.puppet.com/puppet-tools-release-[codename].deb</text:span></text:p>
              </text:list-item>
              <text:list-item>
                <text:p><text:span text:style-name="T3">sudo dpkg -i puppet-tools-release-[codename].deb</text:span></text:p>
              </text:list-item>
              <text:list-item>
                <text:p><text:span text:style-name="T3">sudo apt-get update </text:span></text:p>
              </text:list-item>
              <text:list-item>
                <text:p><text:span text:style-name="T3">sudo apt-get install pdk</text:span></text:p>
              </text:list-item>
              <text:list-item>
                <text:p><text:span text:style-name="T3">Now you can just run </text:span><text:span text:style-name="T4">pdk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the infrastructure for your 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ell: mkdir modules</text:p>
              </text:list-item>
              <text:list-item>
                <text:p>Shell: cd modules</text:p>
              </text:list-item>
              <text:list-item>
                <text:p>Shell: puppet module generate [module-name]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9T07:58:39.564879268</dc:date>
    <meta:editing-duration>PT11H20M19S</meta:editing-duration>
    <meta:editing-cycles>65</meta:editing-cycles>
    <meta:generator>LibreOffice/6.4.6.2$Linux_X86_64 LibreOffice_project/40$Build-2</meta:generator>
    <meta:document-statistic meta:object-count="173"/>
  </office:meta>
</office:document-meta>
</file>